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ender" style:master-page-name="First_20_Page">
      <style:paragraph-properties style:page-number="auto"/>
    </style:style>
    <style:style style:name="P2" style:family="paragraph">
      <style:paragraph-properties fo:margin-left="0in" fo:margin-right="0in" fo:margin-top="0in" fo:margin-bottom="0in" fo:line-height="100%" fo:text-align="center" fo:text-indent="0in"/>
    </style:style>
    <style:style style:name="P3" style:family="paragraph">
      <loext:graphic-properties draw:fill="solid" draw:fill-color="#ffffff"/>
      <style:paragraph-properties fo:margin-left="0in" fo:margin-right="0in" fo:margin-top="0in" fo:margin-bottom="0in" fo:line-height="100%" fo:text-align="center" fo:text-indent="0in"/>
    </style:style>
    <style:style style:name="P4" style:family="paragraph" style:parent-style-name="Text_20_body">
      <style:paragraph-properties fo:text-align="end" style:justify-single-word="false"/>
    </style:style>
    <style:style style:name="P5" style:family="paragraph" style:parent-style-name="Sender" style:master-page-name="First_20_Page">
      <style:paragraph-properties style:page-number="auto" fo:break-before="page"/>
      <style:text-properties officeooo:paragraph-rsid="00093bfe"/>
    </style:style>
    <style:style style:name="P6" style:family="paragraph" style:parent-style-name="Text_20_body">
      <style:paragraph-properties fo:text-align="end" style:justify-single-word="false"/>
      <style:text-properties officeooo:paragraph-rsid="00093bfe"/>
    </style:style>
    <style:style style:name="P7" style:family="paragraph" style:parent-style-name="Addressee">
      <style:text-properties officeooo:paragraph-rsid="00093bfe"/>
    </style:style>
    <style:style style:name="P8" style:family="paragraph" style:parent-style-name="Text_20_body">
      <style:text-properties officeooo:paragraph-rsid="00093bfe"/>
    </style:style>
    <style:style style:name="P9" style:family="paragraph" style:parent-style-name="Text_20_body">
      <style:text-properties fo:font-weight="normal" officeooo:paragraph-rsid="00093bfe" style:font-weight-asian="normal" style:font-weight-complex="normal"/>
    </style:style>
    <style:style style:name="P10" style:family="paragraph" style:parent-style-name="Text_20_body">
      <style:text-properties fo:font-weight="bold" officeooo:paragraph-rsid="00093bfe" style:font-weight-asian="bold" style:font-weight-complex="bold"/>
    </style:style>
    <style:style style:name="P11" style:family="paragraph">
      <loext:graphic-properties draw:fill="gradient" draw:fill-color="#729fcf" draw:fill-gradient-name="Gradient_20_7"/>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erif" fo:font-size="18pt" fo:font-style="normal" fo:text-shadow="none" style:text-underline-style="none" fo:font-weight="normal" style:letter-kerning="true"/>
    </style:style>
    <style:style style:name="T1" style:family="text">
      <style:text-properties fo:font-variant="normal" fo:text-transform="none" style:use-window-font-color="true" loext:opacity="0%" style:text-outline="false" style:text-line-through-style="none" style:text-line-through-type="none" fo:font-size="15pt" fo:font-style="normal" fo:text-shadow="none" style:text-underline-style="none" fo:font-weight="normal" style:letter-kerning="true" style:text-emphasize="none" style:font-relief="none" style:text-overline-style="none" style:text-overline-color="font-color"/>
    </style:style>
    <style:style style:name="T2" style:family="text">
      <style:text-properties fo:font-variant="normal" fo:text-transform="none" fo:color="#004586" loext:opacity="100%" style:text-outline="false" style:text-line-through-style="none" style:text-line-through-type="none" fo:font-size="18pt" fo:font-style="normal" fo:text-shadow="none" style:text-underline-style="none" fo:font-weight="bold" style:letter-kerning="true" style:text-emphasize="none" style:font-relief="none" style:text-overline-style="none" style:text-overline-color="font-color"/>
    </style:style>
    <style:style style:name="gr1"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min-height="0.8736in" fo:padding-top="0.0492in" fo:padding-bottom="0.0492in" fo:padding-left="0.0984in" fo:padding-right="0.0984in" draw:shadow="hidden" draw:shadow-offset-x="0.0783in" draw:shadow-offset-y="0.0783in" draw:shadow-color="#80808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in" svg:stroke-color="#3465a4" draw:marker-start="" draw:marker-start-width="0.0783in" draw:marker-start-center="false" draw:marker-end="" draw:marker-end-width="0.0783in" draw:marker-end-center="false" draw:fill="gradient" draw:fill-color="#729fcf" draw:fill-gradient-name="Gradient_20_7" draw:textarea-horizontal-align="justify" draw:textarea-vertical-align="middle" draw:auto-grow-height="false" fo:min-height="11.1598in" fo:min-width="1.1957in" fo:padding-top="0.0492in" fo:padding-bottom="0.0492in" fo:padding-left="0.0984in" fo:padding-right="0.0984in" draw:shadow="hidden" draw:shadow-offset-x="0.0783in" draw:shadow-offset-y="0.0783in" draw:shadow-color="#80808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41"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3" draw:name="Shape2" draw:style-name="gr1" draw:text-style-name="P3" svg:width="0.9858in" svg:height="0.9724in" svg:x="-1.3398in" svg:y="0.0055in"><draw:text-box><text:p text:style-name="P2"><text:span text:style-name="T1">Put your </text:span><text:span text:style-name="T2">LOGO</text:span><text:span text:style-name="T1"> here</text:span></text:p></draw:text-box></draw:frame><text:placeholder text:placeholder-type="text">&lt;Sender's name&gt;</text:placeholder><text:line-break/><text:placeholder text:placeholder-type="text">&lt;Company Name&gt;</text:placeholder><text:line-break/><text:placeholder text:placeholder-type="text">&lt;address street&gt;</text:placeholder><text:line-break/><text:placeholder text:placeholder-type="text">&lt;address postal code&gt;</text:placeholder><text:placeholder text:placeholder-type="text">&lt;address city&gt;</text:placeholder><text:line-break/><text:placeholder text:placeholder-type="text">&lt;state&gt;</text:placeholder></text:p>
      <text:p text:style-name="P4"><text:date style:data-style-name="N41" text:date-value="2025-12-09T20:07:46.797768138" text:fixed="true">December 9, 2025</text:date></text:p>
      <text:p text:style-name="P4"/>
      <text:p text:style-name="Addressee"><text:placeholder text:placeholder-type="text">&lt;Title&gt;</text:placeholder><text:placeholder text:placeholder-type="text">&lt;Recipient's name&gt;</text:placeholder><text:line-break/><text:placeholder text:placeholder-type="text">&lt;Company Name&gt;</text:placeholder><text:line-break/><text:placeholder text:placeholder-type="text">&lt;address street&gt;</text:placeholder><text:line-break/><text:placeholder text:placeholder-type="text">&lt;address postal code&gt;</text:placeholder><text:placeholder text:placeholder-type="text">&lt;address city&gt;</text:placeholder><text:line-break/><text:placeholder text:placeholder-type="text">&lt;state&gt;</text:placeholder></text:p>
      <text:p text:style-name="Text_20_body">Dear <text:placeholder text:placeholder-type="text">&lt;Title&gt;</text:placeholder><text:placeholder text:placeholder-type="text">&lt;Recipient's name&gt;</text:placeholder>,</text:p>
      <text:p text:style-name="Text_20_body">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Text_20_body">Lorem ipsum dolor sit amet, consectetur adipiscing elit, sed do eiusmod tempor incididunt ut labore et dolore magna aliqua. Ut enim ad minim veniam, quis nostrud exercitation ullamco laboris nisi ut aliquip ex ea commodo consequat. </text:p>
      <text:p text:style-name="Text_20_body">We are looking forward to hearing from you soon.</text:p>
      <text:p text:style-name="Text_20_body">Yours sincerely,</text:p>
      <text:p text:style-name="Text_20_body"><text:placeholder text:placeholder-type="text">&lt;Sender's name&gt;</text:placeholder></text:p>
      <text:p text:style-name="P5"><draw:frame text:anchor-type="paragraph" draw:z-index="4" draw:name="Shape 1" draw:style-name="gr1" draw:text-style-name="P3" svg:width="0.9858in" svg:height="0.9724in" svg:x="-1.3398in" svg:y="0.0055in"><draw:text-box><text:p text:style-name="P2"><text:span text:style-name="T1">Put your </text:span><text:span text:style-name="T2">LOGO</text:span><text:span text:style-name="T1"> here</text:span></text:p></draw:text-box></draw:frame><text:placeholder text:placeholder-type="text">&lt;Sender's name&gt;</text:placeholder><text:line-break/><text:placeholder text:placeholder-type="text">&lt;Company Name&gt;</text:placeholder><text:line-break/><text:placeholder text:placeholder-type="text">&lt;address street&gt;</text:placeholder><text:line-break/><text:placeholder text:placeholder-type="text">&lt;address postal code&gt;</text:placeholder><text:placeholder text:placeholder-type="text">&lt;address city&gt;</text:placeholder><text:line-break/><text:placeholder text:placeholder-type="text">&lt;state&gt;</text:placeholder></text:p>
      <text:p text:style-name="P6"><text:date style:data-style-name="N41" text:date-value="2025-12-09T20:07:46.797768138" text:fixed="true">December 9, 2025</text:date></text:p>
      <text:p text:style-name="P6"/>
      <text:p text:style-name="P7"><text:placeholder text:placeholder-type="text">&lt;Title&gt;</text:placeholder><text:placeholder text:placeholder-type="text">&lt;Recipient's name&gt;</text:placeholder><text:line-break/><text:placeholder text:placeholder-type="text">&lt;Company Name&gt;</text:placeholder><text:line-break/><text:placeholder text:placeholder-type="text">&lt;address street&gt;</text:placeholder><text:line-break/><text:placeholder text:placeholder-type="text">&lt;address postal code&gt;</text:placeholder><text:placeholder text:placeholder-type="text">&lt;address city&gt;</text:placeholder><text:line-break/><text:placeholder text:placeholder-type="text">&lt;state&gt;</text:placeholder></text:p>
      <text:p text:style-name="P8">Dear <text:placeholder text:placeholder-type="text">&lt;Title&gt;</text:placeholder><text:placeholder text:placeholder-type="text">&lt;Recipient's name&gt;</text:placeholder>,</text:p>
      <text:p text:style-name="P8">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8">Lorem ipsum dolor sit amet, consectetur adipiscing elit, sed do eiusmod tempor incididunt ut labore et dolore magna aliqua. Ut enim ad minim veniam, quis nostrud exercitation ullamco laboris nisi ut aliquip ex ea commodo consequat. </text:p>
      <text:p text:style-name="P8">We are looking forward to hearing from you soon.</text:p>
      <text:p text:style-name="P8">Yours sincerely,</text:p>
      <text:p text:style-name="P9"><text:placeholder text:placeholder-type="text">&lt;Sender's name&gt;</text:placeholder></text:p>
      <text:p text:style-name="P5"><draw:frame text:anchor-type="paragraph" draw:z-index="5" draw:name="Shape 2" draw:style-name="gr1" draw:text-style-name="P3" svg:width="0.9858in" svg:height="0.9724in" svg:x="-1.3398in" svg:y="0.0055in"><draw:text-box><text:p text:style-name="P2"><text:span text:style-name="T1">Put your </text:span><text:span text:style-name="T2">LOGO</text:span><text:span text:style-name="T1"> here</text:span></text:p></draw:text-box></draw:frame><text:placeholder text:placeholder-type="text">&lt;Sender's name&gt;</text:placeholder><text:line-break/><text:placeholder text:placeholder-type="text">&lt;Company Name&gt;</text:placeholder><text:line-break/><text:placeholder text:placeholder-type="text">&lt;address street&gt;</text:placeholder><text:line-break/><text:placeholder text:placeholder-type="text">&lt;address postal code&gt;</text:placeholder><text:placeholder text:placeholder-type="text">&lt;address city&gt;</text:placeholder><text:line-break/><text:placeholder text:placeholder-type="text">&lt;state&gt;</text:placeholder></text:p>
      <text:p text:style-name="P6"><text:date style:data-style-name="N41" text:date-value="2025-12-09T20:07:46.797768138" text:fixed="true">December 9, 2025</text:date></text:p>
      <text:p text:style-name="P6"/>
      <text:p text:style-name="P7"><text:placeholder text:placeholder-type="text">&lt;Title&gt;</text:placeholder><text:placeholder text:placeholder-type="text">&lt;Recipient's name&gt;</text:placeholder><text:line-break/><text:placeholder text:placeholder-type="text">&lt;Company Name&gt;</text:placeholder><text:line-break/><text:placeholder text:placeholder-type="text">&lt;address street&gt;</text:placeholder><text:line-break/><text:placeholder text:placeholder-type="text">&lt;address postal code&gt;</text:placeholder><text:placeholder text:placeholder-type="text">&lt;address city&gt;</text:placeholder><text:line-break/><text:placeholder text:placeholder-type="text">&lt;state&gt;</text:placeholder></text:p>
      <text:p text:style-name="P8">Dear <text:placeholder text:placeholder-type="text">&lt;Title&gt;</text:placeholder><text:placeholder text:placeholder-type="text">&lt;Recipient's name&gt;</text:placeholder>,</text:p>
      <text:p text:style-name="P8">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8">Lorem ipsum dolor sit amet, consectetur adipiscing elit, sed do eiusmod tempor incididunt ut labore et dolore magna aliqua. Ut enim ad minim veniam, quis nostrud exercitation ullamco laboris nisi ut aliquip ex ea commodo consequat. </text:p>
      <text:p text:style-name="P8">We are looking forward to hearing from you soon.</text:p>
      <text:p text:style-name="P8">Yours sincerely,</text:p>
      <text:p text:style-name="P10"><text:placeholder text:placeholder-type="text">&lt;Sender's name&gt;</text:placehold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aecf00" draw:end-color="#ffffff" draw:start-intensity="100%" draw:end-intensity="100%" draw:angle="30deg" draw:border="0%">
      <loext:gradient-stop svg:offset="0" loext:color-type="rgb" loext:color-value="#aecf00"/>
      <loext:gradient-stop svg:offset="1" loext:color-type="rgb" loext:color-value="#ffffff"/>
    </draw:gradient>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1pt" fo:language="none" fo:country="none" style:letter-kerning="tru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1pt" fo:language="en" fo:country="US" style:letter-kerning="true" style:font-name-asian="Segoe UI" style:font-size-asian="12pt" style:language-asian="zh" style:country-asian="CN" style:font-name-complex="Tahoma"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20%" fo:text-align="justify" style:justify-single-word="false"/>
    </style:style>
    <style:style style:name="Sender" style:family="paragraph" style:parent-style-name="Standard" style:class="extra">
      <style:paragraph-properties fo:margin-top="0in" fo:margin-bottom="0.3937in" style:contextual-spacing="false" fo:text-align="end" style:justify-single-word="false"/>
      <style:text-properties officeooo:rsid="000c5d28"/>
    </style:style>
    <style:style style:name="Addressee" style:family="paragraph" style:parent-style-name="Standard" style:class="extra">
      <style:paragraph-properties fo:margin-top="0in" fo:margin-bottom="0.7874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739in" style:type="center"/>
          <style:tab-stop style:position="5.478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loext:graphic-properties draw:fill="gradient" draw:fill-color="#729fcf" draw:fill-gradient-name="Gradient_20_7"/>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erif" fo:font-size="18pt" fo:font-style="normal" fo:text-shadow="none" style:text-underline-style="none" fo:font-weight="normal" style:letter-kerning="true"/>
    </style:style>
    <style:style style:name="Mgr1" style:family="graphic">
      <style:graphic-properties draw:stroke="none" svg:stroke-width="0in" svg:stroke-color="#3465a4" draw:marker-start="" draw:marker-start-width="0.0783in" draw:marker-start-center="false" draw:marker-end="" draw:marker-end-width="0.0783in" draw:marker-end-center="false" draw:fill="gradient" draw:fill-color="#729fcf" draw:fill-gradient-name="Gradient_20_7" draw:textarea-horizontal-align="justify" draw:textarea-vertical-align="middle" draw:auto-grow-height="false" fo:min-height="11.1598in" fo:min-width="1.1957in" fo:padding-top="0.0492in" fo:padding-bottom="0.0492in" fo:padding-left="0.0984in" fo:padding-right="0.0984in" draw:shadow="hidden" draw:shadow-offset-x="0.0783in" draw:shadow-offset-y="0.0783in" draw:shadow-color="#80808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5in" fo:page-height="11in" style:num-format="1" style:print-orientation="portrait" fo:margin-top="0.7874in" fo:margin-bottom="0.7874in" fo:margin-left="1.7717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02in" fo:margin-bottom="0.7874in" fo:margin-left="1.7717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master-page>
    <style:master-page style:name="First_20_Page" style:display-name="First Page" style:page-layout-name="Mpm2" draw:style-name="Mdp1" style:next-style-name="Standard">
      <style:header>
        <text:p text:style-name="Header"><draw:custom-shape text:anchor-type="paragraph" draw:z-index="2" draw:name="Shape1" draw:style-name="Mgr1" draw:text-style-name="MP2" svg:width="1.3933in" svg:height="10.8268in" svg:x="-1.5535in" svg:y="-0.2783in"><text:p/><draw:enhanced-geometry svg:viewBox="0 0 21600 21600" draw:type="rectangle" draw:enhanced-path="M 0 0 L 21600 0 21600 21600 0 21600 0 0 Z N"/></draw:custom-shap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9T20:07:46.934940400</meta:creation-date>
    <meta:editing-duration>PT47S</meta:editing-duration>
    <meta:editing-cycles>2</meta:editing-cycles>
    <meta:generator>LibreOffice/25.2.7.2$Windows_X86_64 LibreOffice_project/5cbfd1ab6520636bb5f7b99185aa69bd7456825d</meta:generator>
    <dc:description>Modern business letter with serif font</dc:description>
    <dc:title>Modern business letter serif</dc:title>
    <dc:date>2025-12-09T20:08:33.746909500</dc:date>
    <meta:document-statistic meta:table-count="0" meta:image-count="0" meta:object-count="0" meta:page-count="3" meta:paragraph-count="28" meta:word-count="439" meta:character-count="2986" meta:non-whitespace-character-count="2572"/>
    <meta:template xlink:type="simple" xlink:actuate="onRequest" xlink:title="Modern business letter serif" xlink:href="../../../../Program%20Files/LibreOffice/share/template/common/officorr/Modern_business_letter_serif.ott" meta:date="2025-12-09T20:07:46.797755600"/>
  </office:meta>
</office:document-meta>
</file>